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46d" officeooo:paragraph-rsid="0007746d"/>
    </style:style>
    <style:style style:name="P2" style:family="paragraph" style:parent-style-name="Standard">
      <style:text-properties fo:color="#b2b2b2" loext:opacity="100%" officeooo:rsid="0007746d" officeooo:paragraph-rsid="0007746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0b10e9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officeooo:rsid="02ee5d1d"/>
    </style:style>
    <style:style style:name="T5" style:family="text">
      <style:text-properties fo:color="#00a933" loext:opacity="100%" fo:font-size="12pt" style:font-size-asian="12pt" style:font-size-complex="12pt"/>
    </style:style>
    <style:style style:name="T6" style:family="text">
      <style:text-properties fo:color="#00a933" loext:opacity="100%" fo:font-size="12pt" officeooo:rsid="02ee5d1d" style:font-size-asian="12pt" style:font-size-complex="12pt"/>
    </style:style>
    <style:style style:name="T7" style:family="text">
      <style:text-properties fo:color="#00a933" loext:opacity="100%" fo:font-size="10pt" style:font-size-asian="10pt" style:font-size-complex="10pt"/>
    </style:style>
    <style:style style:name="T8" style:family="text">
      <style:text-properties fo:color="#00a933" loext:opacity="100%" fo:font-size="10pt" officeooo:rsid="02ee5d1d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help.ubuntu.ru/wiki/grub#grub_-_загрузчик_системы" text:style-name="Internet_20_link" text:visited-style-name="Visited_20_Internet_20_Link">https://help.ubuntu.ru/wiki/grub#grub_-_загрузчик_системы</text:a></text:p>
      <text:p text:style-name="P4"><text:a xlink:type="simple" xlink:href="https://vaiti.io/grub2-razgovarivaem-s-zagruzchikom-na-yazyke-zagruzchika/" text:style-name="Internet_20_link" text:visited-style-name="Visited_20_Internet_20_Link"><text:span text:style-name="Source_20_Text"><text:span text:style-name="T10">https://vaiti.io/grub2-razgovarivaem-s-zagruzchikom-na-yazyke-zagruzchika/</text:span></text:span></text:a><text:span text:style-name="Source_20_Text"><text:span text:style-name="T10"> <text:s/></text:span></text:span><text:span text:style-name="Source_20_Text"><text:span text:style-name="T7"><text:s/></text:span></text:span><text:span text:style-name="Source_20_Text"><text:span text:style-name="T8">grub</text:span></text:span></text:p>
      <text:p text:style-name="P3">/etc/default/grub</text:p>
      <text:p text:style-name="P1">после правки выполнить </text:p>
      <text:p text:style-name="P1">root@user:/etc/default# <text:span text:style-name="T2">update-grub</text:span></text:p>
      <text:p text:style-name="P2">Sourcing file `/etc/default/grub'</text:p>
      <text:p text:style-name="P2">Sourcing file `/etc/default/grub.d/init-select.cfg'</text:p>
      <text:p text:style-name="P2">Generating grub configuration file ...</text:p>
      <text:p text:style-name="P2">Found linux image: /boot/vmlinuz-6.8.0-45-generic</text:p>
      <text:p text:style-name="P2">Found initrd image: /boot/initrd.img-6.8.0-45-generic</text:p>
      <text:p text:style-name="P2">Found linux image: /boot/vmlinuz-6.5.0-35-generic</text:p>
      <text:p text:style-name="P2">Found initrd image: /boot/initrd.img-6.5.0-35-generic</text:p>
      <text:p text:style-name="P2">Memtest86+ needs a 16-bit boot, that is not available on EFI, exiting</text:p>
      <text:p text:style-name="P2">Warning: os-prober will not be executed to detect other bootable partitions.</text:p>
      <text:p text:style-name="P2">Systems on them will not be added to the GRUB boot configuration.</text:p>
      <text:p text:style-name="P2">Check GRUB_DISABLE_OS_PROBER documentation entry.</text:p>
      <text:p text:style-name="P2">Adding boot menu entry for UEFI Firmware Settings ...</text:p>
      <text:p text:style-name="P2">d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08:18:30.586195664</meta:creation-date>
    <dc:date>2024-09-29T11:34:09.533004112</dc:date>
    <meta:editing-duration>PT3H15M3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85" meta:character-count="855" meta:non-whitespace-character-count="785"/>
  </office:meta>
</office:document-meta>
</file>